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ndex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7">
        <text:h text:style-name="Heading_20_2" text:outline-level="2"><text:bookmark-start text:name="__RefHeading___Toc3956_1849203577"/>Stichwortverzeichnis<text:bookmark-end text:name="__RefHeading___Toc3956_1849203577"/></text:h>
        <text:alphabetical-index text:style-name="Sect2" text:protected="true" text:name="Stichwortverzeichnis1">
          <text:alphabetical-index-source text:sort-algorithm="alphanumeric" fo:language="de" fo:country="DE">
            <text:index-title-template text:style-name="Index_20_Heading"/>
            <text:alphabetical-index-entry-template text:outline-level="separator" text:style-name="Index_20_Separator">
              <text:index-entry-text/>
              <text:index-entry-span>, </text:index-entry-span>
              <text:index-entry-page-number text:style-name="Page_20_Number"/>
            </text:alphabetical-index-entry-template>
            <text:alphabetical-index-entry-template text:outline-level="1" text:style-name="Index_20_1">
              <text:index-entry-text/>
              <text:index-entry-span>, </text:index-entry-span>
              <text:index-entry-page-number text:style-name="Page_20_Number"/>
            </text:alphabetical-index-entry-template>
            <text:alphabetical-index-entry-template text:outline-level="2" text:style-name="Index_20_2">
              <text:index-entry-text/>
              <text:index-entry-span>, </text:index-entry-span>
              <text:index-entry-page-number text:style-name="Page_20_Number"/>
            </text:alphabetical-index-entry-template>
            <text:alphabetical-index-entry-template text:outline-level="3" text:style-name="Index_20_3">
              <text:index-entry-text/>
              <text:index-entry-span>, </text:index-entry-span>
              <text:index-entry-page-number text:style-name="Page_20_Number"/>
            </text:alphabetical-index-entry-template>
          </text:alphabetical-index-source>
          <text:index-body>
            <text:p text:style-name="P1">Aktuelles Projekt als Vorlage speichern, <text:span text:style-name="Page_20_Number">20</text:span></text:p>
            <text:p text:style-name="P1">Anleitung laden, <text:span text:style-name="Page_20_Number">9</text:span></text:p>
            <text:p text:style-name="P1">Anzeige von Ordnern / Dateien, <text:span text:style-name="Page_20_Number">10</text:span></text:p>
            <text:p text:style-name="P1">Backup, <text:span text:style-name="Page_20_Number">22</text:span></text:p>
            <text:p text:style-name="P1">Copy und Paste von Internetinhalten, <text:span text:style-name="Page_20_Number">36</text:span></text:p>
            <text:p text:style-name="P1">Dateien / Ordner umbenennen, <text:span text:style-name="Page_20_Number">10</text:span></text:p>
            <text:p text:style-name="P1">Dateien vereinen, <text:span text:style-name="Page_20_Number">29</text:span></text:p>
            <text:p text:style-name="P1">Design, <text:span text:style-name="Page_20_Number">15</text:span></text:p>
            <text:p text:style-name="P1">Einstellungen, <text:span text:style-name="Page_20_Number">14</text:span></text:p>
            <text:p text:style-name="P1">Erzeuge Index, <text:span text:style-name="Page_20_Number">31</text:span></text:p>
            <text:p text:style-name="P1">Export, <text:span text:style-name="Page_20_Number">13</text:span></text:p>
            <text:p text:style-name="P1">Export Hauptfenster, <text:span text:style-name="Page_20_Number">13</text:span></text:p>
            <text:p text:style-name="P1">Feedback, <text:span text:style-name="Page_20_Number">32</text:span></text:p>
            <text:p text:style-name="P1">Formatierung, <text:span text:style-name="Page_20_Number">8</text:span></text:p>
            <text:p text:style-name="P1">Funde taggen, <text:span text:style-name="Page_20_Number">26</text:span></text:p>
            <text:p text:style-name="P1">Homepage, <text:span text:style-name="Page_20_Number">32</text:span></text:p>
            <text:p text:style-name="P1">Html Export, <text:span text:style-name="Page_20_Number">21</text:span></text:p>
            <text:p text:style-name="P1">Import, <text:span text:style-name="Page_20_Number">12</text:span></text:p>
            <text:p text:style-name="P1">Importiere in Tab, <text:span text:style-name="Page_20_Number">25</text:span></text:p>
            <text:p text:style-name="P1">Interne Versions Kontrolle, <text:span text:style-name="Page_20_Number">37</text:span></text:p>
            <text:p text:style-name="P1">Leeren des Papierkorbs, <text:span text:style-name="Page_20_Number">11</text:span></text:p>
            <text:p text:style-name="P1">Logging, <text:span text:style-name="Page_20_Number">22</text:span></text:p>
            <text:p text:style-name="P1">Logische Operatoren, <text:span text:style-name="Page_20_Number">25</text:span></text:p>
            <text:p text:style-name="P1">Löschen von Dateien / Ordnern, <text:span text:style-name="Page_20_Number">11</text:span></text:p>
            <text:p text:style-name="P1">Markiere Fundstellen, <text:span text:style-name="Page_20_Number">27</text:span></text:p>
            <text:p text:style-name="P1">Menu: Ansicht, <text:span text:style-name="Page_20_Number">31</text:span></text:p>
            <text:p text:style-name="P1">Menu: Bearbeiten, <text:span text:style-name="Page_20_Number">23</text:span></text:p>
            <text:p text:style-name="P1">Navigation, <text:span text:style-name="Page_20_Number">9</text:span></text:p>
            <text:p text:style-name="P1">Neuer Tab, <text:span text:style-name="Page_20_Number">24</text:span></text:p>
            <text:p text:style-name="P1">Neues Dokument / Neuer Ordner, <text:span text:style-name="Page_20_Number">12</text:span></text:p>
            <text:p text:style-name="P1">Neues Projekt, <text:span text:style-name="Page_20_Number">6</text:span></text:p>
            <text:p text:style-name="P1">Organizer, <text:span text:style-name="Page_20_Number">23</text:span></text:p>
            <text:p text:style-name="P1">Organon Vorlagen, <text:span text:style-name="Page_20_Number">7</text:span></text:p>
            <text:p text:style-name="P1">Personas, <text:span text:style-name="Page_20_Number">18</text:span></text:p>
            <text:p text:style-name="P1">Projekt laden, <text:span text:style-name="Page_20_Number">9</text:span></text:p>
            <text:p text:style-name="P1">Projektordner ausklappen, <text:span text:style-name="Page_20_Number">31</text:span></text:p>
            <text:p text:style-name="P1">Querverweise, <text:span text:style-name="Page_20_Number">35</text:span></text:p>
            <text:p text:style-name="P1">Schließe aktive Tab, <text:span text:style-name="Page_20_Number">25</text:span></text:p>
            <text:p text:style-name="P1">Scrollen, <text:span text:style-name="Page_20_Number">11</text:span></text:p>
            <text:p text:style-name="P1">Scrollen mit dem Mausrad, <text:span text:style-name="Page_20_Number">11</text:span></text:p>
            <text:p text:style-name="P1">Seitenleiste, <text:span text:style-name="Page_20_Number">32</text:span></text:p>
            <text:p text:style-name="P1">Shortcuts, <text:span text:style-name="Page_20_Number">19</text:span></text:p>
            <text:p text:style-name="P1">Speichern, <text:span text:style-name="Page_20_Number">10</text:span></text:p>
            <text:p text:style-name="P1">Suchbegriffe, <text:span text:style-name="Page_20_Number">26</text:span></text:p>
            <text:p text:style-name="P1">Suche, <text:span text:style-name="Page_20_Number">26</text:span></text:p>
            <text:p text:style-name="P1">Tags, <text:span text:style-name="Page_20_Number">18, 31, 33</text:span></text:p>
            <text:p text:style-name="P1">Teile Text, <text:span text:style-name="Page_20_Number">28</text:span></text:p>
            <text:p text:style-name="P1">Teile Text (Stapel), <text:span text:style-name="Page_20_Number">28</text:span></text:p>
            <text:p text:style-name="P1">Textvergleich: Zitate finden, <text:span text:style-name="Page_20_Number">30</text:span></text:p>
            <text:p text:style-name="P1">Textwerkzeuge, <text:span text:style-name="Page_20_Number">30</text:span></text:p>
            <text:p text:style-name="P1">Trenner, <text:span text:style-name="Page_20_Number">15</text:span></text:p>
            <text:p text:style-name="P1">Trennerfenster, <text:span text:style-name="Page_20_Number">14</text:span></text:p>
            <text:p text:style-name="P1">Übersetzungen, <text:span text:style-name="Page_20_Number">20, 34</text:span></text:p>
            <text:p text:style-name="P1">Undo, <text:span text:style-name="Page_20_Number">12</text:span></text:p>
            <text:p text:style-name="P1">Vorlage löschen, <text:span text:style-name="Page_20_Number">20</text:span></text:p>
            <text:p text:style-name="P1">Vorlagen, <text:span text:style-name="Page_20_Number">6, 20</text:span></text:p>
            <text:p text:style-name="P1">Wörterliste erstellen, <text:span text:style-name="Page_20_Number">30</text:span></text:p>
            <text:p text:style-name="P1">Writer Design, <text:span text:style-name="Page_20_Number">16</text:span></text:p>
            <text:p text:style-name="P1">Writer Vorlagen, <text:span text:style-name="Page_20_Number">7</text:span></text:p>
            <text:p text:style-name="P1">Zeige Textbereiche, <text:span text:style-name="Page_20_Number">32</text:span></text:p>
          </text:index-body>
        </text:alphabetical-index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Page_20_Number" style:display-name="Page Numbe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08:32:35.039000000</dc:date>
    <meta:editing-duration>P0D</meta:editing-duration>
    <meta:editing-cycles>1</meta:editing-cycles>
    <meta:document-statistic meta:table-count="0" meta:image-count="0" meta:object-count="0" meta:page-count="1" meta:paragraph-count="61" meta:word-count="184" meta:character-count="1161" meta:non-whitespace-character-count="1038"/>
    <meta:generator>LibreOffice/5.0.4.2$Windows_x86 LibreOffice_project/2b9802c1994aa0b7dc6079e128979269cf95bc78</meta:generator>
  </office:meta>
</office:document-meta>
</file>